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outline1">
      <style:graphic-properties fo:min-height="13.95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3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Como utilizar</text:p>
          </draw:text-box>
        </draw:frame>
        <draw:frame presentation:style-name="pr2" draw:layer="layout" svg:width="25.199cm" svg:height="14.2cm" svg:x="1.4cm" svg:y="4.6cm" presentation:class="outline">
          <draw:text-box>
            <text:list text:style-name="L2">
              <text:list-item>
                <text:p>Selecionar o estilo de ramificação</text:p>
                <text:list>
                  <text:list-item>
                    <text:p>Antecipado ou adiado</text:p>
                    <text:list>
                      <text:list-item>
                        <text:p>Antecipado: mais formal, maior isolamento e controle</text:p>
                      </text:list-item>
                      <text:list-item>
                        <text:p>Adiado: maior produtividade, menos isolamento, maior risco</text:p>
                      </text:list-item>
                    </text:list>
                  </text:list-item>
                </text:list>
              </text:list-item>
              <text:list-item>
                <text:p>Selecionar o estilo de junção</text:p>
                <text:list>
                  <text:list-item>
                    <text:p>Relaxado ou restrito</text:p>
                    <text:list>
                      <text:list-item>
                        <text:p>Relaxado: mais ativo, mais arriscado.</text:p>
                      </text:list-item>
                      <text:list-item>
                        <text:p>Restrito: mais seguro, gera mais codelines</text:p>
                      </text:list-item>
                    </text:list>
                  </text:list-item>
                  <text:list-item>
                    <text:p>Pode haver mesclas no proj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Como utilizar</text:p>
          </draw:text-box>
        </draw:frame>
        <draw:frame presentation:style-name="pr2" draw:layer="layout" svg:width="25.199cm" svg:height="14.2cm" svg:x="1.4cm" svg:y="4.6cm" presentation:class="outline">
          <draw:text-box>
            <text:list text:style-name="L2">
              <text:list-item>
                <text:p>Começar simples</text:p>
                <text:list>
                  <text:list-item>
                    <text:p>Evitar trabalhos desnecessários</text:p>
                  </text:list-item>
                </text:list>
              </text:list-item>
              <text:list-item>
                <text:p>Mudar as escolhas se necessário</text:p>
                <text:list>
                  <text:list-item>
                    <text:p>Variantes</text:p>
                  </text:list-item>
                  <text:list-item>
                    <text:p>Mais controle (relaxado para restrito)</text:p>
                  </text:list-item>
                </text:list>
              </text:list-item>
              <text:list-item>
                <text:p>Considerar as necessidades do proje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Conselhos gerais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2">
              <text:list-item>
                <text:p>Usar nomes de ramos com significados</text:p>
              </text:list-item>
              <text:list-item>
                <text:p>Preferir ramificação a Congelamento</text:p>
              </text:list-item>
              <text:list-item>
                <text:p>Integrar antecipadamente e com frequência </text:p>
              </text:list-item>
              <text:list-item>
                <text:p>Ramificar em casos de imcompatibilidade</text:p>
              </text:list-item>
              <text:list-item>
                <text:p>Adicionar nível de integração</text:p>
              </text:list-item>
              <text:list-item>
                <text:p>Mantenha a árvore de versões simples</text:p>
              </text:list-item>
              <text:list-item>
                <text:p>Preserve integridade e consistência</text:p>
              </text:list-item>
              <text:list-item>
                <text:p><text:s/>Isole mudanças</text:p>
              </text:list-item>
              <text:list-item>
                <text:p>Isole trabalho, não pesso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4.2cm" svg:x="1.4cm" svg:y="4.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15:48:51.68</meta:creation-date>
    <dc:date>2013-05-26T13:25:32.38</dc:date>
    <meta:editing-duration>PT1H6M19S</meta:editing-duration>
    <meta:editing-cycles>19</meta:editing-cycles>
    <meta:generator>LibreOffice/4.0.3.3$Windows_x86 LibreOffice_project/0eaa50a932c8f2199a615e1eb30f7ac74279539</meta:generator>
    <meta:document-statistic meta:object-count="33"/>
  </office:meta>
</office:document-meta>
</file>